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1.0313in" style:rel-column-width="9295*"/>
    </style:style>
    <style:style style:name="Table1.B" style:family="table-column">
      <style:table-column-properties style:column-width="3.75in" style:rel-column-width="33803*"/>
    </style:style>
    <style:style style:name="Table1.C" style:family="table-column">
      <style:table-column-properties style:column-width="0.7813in" style:rel-column-width="7042*"/>
    </style:style>
    <style:style style:name="Table1.D" style:family="table-column">
      <style:table-column-properties style:column-width="1.7076in" style:rel-column-width="15395*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1.0313in" style:rel-column-width="9295*"/>
    </style:style>
    <style:style style:name="Table7.B" style:family="table-column">
      <style:table-column-properties style:column-width="6.2389in" style:rel-column-width="56240*"/>
    </style:style>
    <style:style style:name="Table7.A1" style:family="table-cell">
      <style:table-cell-properties fo:padding="0in" fo:border="non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5.0521in" style:rel-column-width="7275*"/>
    </style:style>
    <style:style style:name="Table3.B" style:family="table-column">
      <style:table-column-properties style:column-width="0.9896in" style:rel-column-width="1425*"/>
    </style:style>
    <style:style style:name="Table3.C" style:family="table-column">
      <style:table-column-properties style:column-width="1.2285in" style:rel-column-width="1769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5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.C5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1.0417in" style:rel-column-width="1500*"/>
    </style:style>
    <style:style style:name="Table4.B" style:family="table-column">
      <style:table-column-properties style:column-width="6.2285in" style:rel-column-width="8969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0313in" style:rel-column-width="9295*"/>
    </style:style>
    <style:style style:name="Table5.B" style:family="table-column">
      <style:table-column-properties style:column-width="6.2389in" style:rel-column-width="56240*"/>
    </style:style>
    <style:style style:name="Table5.A1" style:family="table-cell">
      <style:table-cell-properties fo:padding="0in" fo:border="none"/>
    </style:style>
    <style:style style:name="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เลขที่ : </text:p>
          </table:table-cell>
          <table:table-cell table:style-name="Table1.A1" office:value-type="string">
            <text:p text:style-name="P10"><text:text-input text:description="&lt;o.name&gt;">PO Number</text:text-input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วันที่ : </text:p>
          </table:table-cell>
          <table:table-cell table:style-name="Table1.A1" office:value-type="string">
            <text:p text:style-name="P10"><text:text-input text:description="&lt; o.date_order &gt;">Date Order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ลูกค้า :</text:p>
          </table:table-cell>
          <table:table-cell table:style-name="Table7.A1" office:value-type="string">
            <text:p text:style-name="P13"><text:text-input text:description="&lt; o.partner_id.address[0].name &gt;">Address</text:text-input></text:p>
          </table:table-cell>
        </table:table-row>
        <table:table-row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3"><text:text-input text:description="&lt;o.partner_id.name&gt;">Partner Name</text:text-input> </text:p>
          </table:table-cell>
        </table:table-row>
        <table:table-row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3"><text:text-input text:description="&lt; o.partner_id.address[0].street &gt;">Street</text:text-input> <text:text-input text:description="&lt; o.partner_id.address[0].street2 &gt;">Street2</text:text-input> <text:text-input text:description="&lt; o.partner_id.address[0].city &gt;">City</text:text-input> <text:text-input text:description="&lt; o.partner_id.address[0].zip &gt;">Zip</text:text-input></text:p>
          </table:table-cell>
        </table:table-row>
        <table:table-row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3">โทร: <text:text-input text:description="&lt; o.partner_id.address[0].phone &gt;">Phone</text:text-input> <text:s/>โทรสาร: <text:text-input text:description="&lt; o.partner_id.address[0].fax &gt;">Fax</text:text-input> <text:text-input text:description="&lt;if test=&quot;o.partner_id.address[0].mobile&quot;&gt;">&lt;if&gt;</text:text-input>มือถือ: <text:text-input text:description="&lt; o.partner_id.address[0].mobile &gt;">Mobile</text:text-input> <text:text-input text:description="&lt;/if&gt;">&lt;/if&gt;</text:text-input> <text:text-input text:description="&lt;if test=&quot;o.partner_id.address[0].email&quot;&gt;">&lt;if&gt;</text:text-input>อีเมล์: <text:text-input text:description="&lt; o.partner_id.address[0].email &gt;">Email</text:text-input><text:text-input text:description="&lt;/if&gt;">&lt;/if&gt;</text:text-input></text:p>
          </table:table-cell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สถานะที่ส่งของ :</text:p>
          </table:table-cell>
          <table:table-cell table:style-name="Table5.A1" office:value-type="string">
            <text:p text:style-name="P13"><text:text-input text:description="&lt; o.partner_id.address[0].name &gt;">Address</text:text-input></text:p>
          </table:table-cell>
        </table:table-row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3"><text:text-input text:description="&lt;o.partner_id.name&gt;">Partner Name</text:text-input> </text:p>
          </table:table-cell>
        </table:table-row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3"><text:text-input text:description="&lt; o.partner_id.address[0].street &gt;">Street</text:text-input> <text:text-input text:description="&lt; o.partner_id.address[0].street2 &gt;">Street2</text:text-input> <text:text-input text:description="&lt; o.partner_id.address[0].city &gt;">City</text:text-input> <text:text-input text:description="&lt; o.partner_id.address[0].zip &gt;">Zip</text:text-input></text:p>
          </table:table-cell>
        </table:table-row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3">โทร: <text:text-input text:description="&lt; o.partner_id.address[0].phone &gt;">Phone</text:text-input> <text:s/>โทรสาร: <text:text-input text:description="&lt; o.partner_id.address[0].fax &gt;">Fax</text:text-input> <text:text-input text:description="&lt;if test=&quot;o.partner_id.address[0].mobile&quot;&gt;">&lt;if&gt;</text:text-input>มือถือ: <text:text-input text:description="&lt; o.partner_id.address[0].mobile &gt;">Mobile</text:text-input> <text:text-input text:description="&lt;/if&gt;">&lt;/if&gt;</text:text-input> <text:text-input text:description="&lt;if test=&quot;o.partner_id.address[0].email&quot;&gt;">&lt;if&gt;</text:text-input>อีเมล์: <text:text-input text:description="&lt; o.partner_id.address[0].email &gt;">Email</text:text-input><text:text-input text:description="&lt;/if&gt;">&lt;/if&gt;</text:text-input></text:p>
          </table:table-cell>
        </table:table-row>
      </table:table>
      <text:p text:style-name="P6"/>
      <text:p text:style-name="P6">รายละเอียด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รายละเอียด</text:p>
          </table:table-cell>
          <table:table-cell table:style-name="Table3.A1" office:value-type="string">
            <text:p text:style-name="P11">หน่วยนับ</text:p>
          </table:table-cell>
          <table:table-cell table:style-name="Table3.C1" office:value-type="string">
            <text:p text:style-name="P11">จำนวน</text:p>
          </table:table-cell>
        </table:table-row>
        <table:table-row>
          <table:table-cell table:style-name="Table3.A2" office:value-type="string">
            <text:p text:style-name="P13"><text:text-input text:description="&lt;for each=&quot;line in o.order_line&quot;&gt;">Loop</text:text-input></text:p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3"><text:text-input text:description="&lt; line.name &gt;">Product Description</text:text-input></text:p>
          </table:table-cell>
          <table:table-cell table:style-name="Table3.A2" office:value-type="string">
            <text:p text:style-name="P14"><text:text-input text:description="&lt; line.product_uom.name &gt;">Unit</text:text-input></text:p>
          </table:table-cell>
          <table:table-cell table:style-name="Table3.C2" office:value-type="string">
            <text:p text:style-name="P15"><text:text-input text:description="&lt; formatLang(line.product_qty) &gt;">Quantity</text:text-input></text:p>
          </table:table-cell>
        </table:table-row>
        <table:table-row>
          <table:table-cell table:style-name="Table3.A2" office:value-type="string">
            <text:p text:style-name="P13"><text:text-input text:description="&lt;/for&gt;">end</text:text-input></text:p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1"/>
          </table:table-cell>
          <table:table-cell table:style-name="Table3.C5" office:value-type="string">
            <text:p text:style-name="P12"/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หมายเหตุ :</text:p>
          </table:table-cell>
          <table:table-cell table:style-name="Table4.A1" office:value-type="string">
            <text:p text:style-name="P13"><text:text-input text:description="&lt; o.notes &gt;">Notes</text:text-input></text:p>
          </table:table-cell>
        </table:table-row>
      </table:table>
      <text:p text:style-name="P7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2701in" fo:break-before="auto" fo:break-after="auto" table:align="margins"/>
    </style:style>
    <style:style style:name="Table2.A" style:family="table-column">
      <style:table-column-properties style:column-width="3.6042in" style:rel-column-width="5190*"/>
    </style:style>
    <style:style style:name="Table2.B" style:family="table-column">
      <style:table-column-properties style:column-width="3.666in" style:rel-column-width="5279*"/>
    </style:style>
    <style:style style:name="Table2.A1" style:family="table-cell">
      <style:table-cell-properties fo:padding="0in" fo:border="none"/>
    </style:style>
    <style:style style:name="M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MP5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6" style:family="paragraph">
      <style:paragraph-properties fo:text-align="center"/>
    </style:style>
    <style:style style:name="MP7" style:family="paragraph" style:parent-style-name="Table_20_Contents">
      <style:paragraph-properties fo:text-align="center" style:justify-single-word="false"/>
    </style:style>
    <style:style style:name="M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5in" fo:margin-bottom="0.5047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2083in" fo:margin-left="0in" fo:margin-right="0in" fo:margin-bottom="0.1965in"/>
      </style:header-style>
      <style:footer-style>
        <style:header-footer-properties svg:height="2.7689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company_id.logo)" text:anchor-type="paragraph" svg:x="0.1299in" svg:y="0.0701in" svg:width="1.6764in" svg:height="0.8717in" draw:z-index="1"><draw:text-box><text:p text:style-name="MP2"/></draw:text-box></draw:frame></text:p>
        <text:p text:style-name="MP3"><text:text-input text:description="&lt;o.company_id.name&gt;">Company Name</text:text-input></text:p>
        <text:p text:style-name="MP4"/>
        <text:p text:style-name="MP5"><draw:line text:anchor-type="paragraph" draw:z-index="0" draw:style-name="Mgr1" draw:text-style-name="MP6" svg:x1="0.0571in" svg:y1="0.4087in" svg:x2="7.2642in" svg:y2="0.4087in"><text:p/></draw:line>ใบขอสินค้าตัวอย่าง / Request for Product</text:p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7">ผู้ขอ</text:p>
              <text:p text:style-name="Table_20_Contents"/>
              <text:p text:style-name="Table_20_Contents"/>
              <text:p text:style-name="Table_20_Contents"/>
              <text:p text:style-name="MP7">(…......................................................)</text:p>
              <text:p text:style-name="MP7"><text:s/>…................/................../..................</text:p>
            </table:table-cell>
            <table:table-cell table:style-name="Table2.A1" office:value-type="string">
              <text:p text:style-name="MP8">ผู้อนุมัติ</text:p>
              <text:p text:style-name="Table_20_Contents"/>
              <text:p text:style-name="Table_20_Contents"/>
              <text:p text:style-name="Table_20_Contents"/>
              <text:p text:style-name="MP7">(…......................................................)</text:p>
              <text:p text:style-name="MP7"><text:s/>…................/................../.................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5T10:16:06</meta:creation-date>
    <dc:date>2011-05-20T07:22:19</dc:date>
    <dc:creator>Tititab Srisookco</dc:creator>
    <meta:editing-duration>PT2H35M59S</meta:editing-duration>
    <meta:editing-cycles>119</meta:editing-cycles>
    <meta:generator>LibreOffice/3.3$Linux LibreOffice_project/330m19$Build-202</meta:generator>
    <meta:document-statistic meta:table-count="6" meta:image-count="0" meta:object-count="0" meta:page-count="1" meta:paragraph-count="33" meta:word-count="178" meta:character-count="668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